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fill-color="#b4c7dc" draw:textarea-horizontal-align="justify" draw:textarea-vertical-align="middle" draw:auto-grow-height="false" fo:min-height="0.887cm" fo:min-width="1.89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53cm" svg:stroke-color="#2a6099" draw:marker-start-width="0.279cm" draw:marker-end-width="0.279cm" draw:fill="solid" draw:fill-color="#2a6099" draw:opacity="25%" draw:textarea-horizontal-align="justify" draw:textarea-vertical-align="middle" draw:auto-grow-height="false" fo:min-height="2.561cm" fo:min-width="24.163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2a6099" draw:marker-start-width="0.279cm" draw:marker-end-width="0.279cm" draw:fill="solid" draw:fill-color="#2a6099" draw:opacity="25%" draw:textarea-horizontal-align="justify" draw:textarea-vertical-align="middle" draw:auto-grow-height="false" fo:min-height="4.778cm" fo:min-width="23.896cm" fo:padding-top="0.151cm" fo:padding-bottom="0.151cm" fo:padding-left="0.276cm" fo:padding-right="0.276cm"/>
    </style:style>
    <style:style style:name="gr4" style:family="graphic" style:parent-style-name="standard">
      <style:graphic-properties svg:stroke-width="0.081cm" svg:stroke-color="#ff8000" draw:marker-start-width="0.321cm" draw:marker-end-width="0.321cm" svg:stroke-opacity="60%" draw:fill="solid" draw:fill-color="#ff8000" draw:opacity="25%" draw:textarea-horizontal-align="justify" draw:textarea-vertical-align="middle" draw:auto-grow-height="false" fo:min-height="1.197cm" fo:min-width="1.851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ff0000" draw:marker-start-width="0.321cm" draw:marker-end-width="0.321cm" svg:stroke-opacity="60%" draw:fill="solid" draw:fill-color="#ff0000" draw:opacity="25%" draw:textarea-horizontal-align="justify" draw:textarea-vertical-align="middle" draw:auto-grow-height="false" fo:min-height="1.197cm" fo:min-width="1.851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00a933" draw:marker-start-width="0.321cm" draw:marker-end-width="0.321cm" svg:stroke-opacity="60%" draw:fill="solid" draw:fill-color="#00a933" draw:opacity="25%" draw:textarea-horizontal-align="justify" draw:textarea-vertical-align="middle" draw:auto-grow-height="false" fo:min-height="1.194cm" fo:min-width="4.5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stroke="dash" draw:stroke-dash="Double_20_Dash" svg:stroke-color="#000000" svg:stroke-linecap="butt" draw:fill="none" draw:textarea-horizontal-align="justify" draw:textarea-vertical-align="middle" draw:auto-grow-height="false" fo:min-height="7.688cm" fo:min-width="4.263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513cm"/>
      <style:paragraph-properties style:writing-mode="lr-tb"/>
    </style:style>
    <style:style style:name="gr10" style:family="graphic" style:parent-style-name="objectwithoutfill">
      <style:graphic-properties svg:stroke-width="0.106cm" svg:stroke-color="#000000" draw:marker-start-width="0.359cm" draw:marker-end="Arrowheads_20_16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053cm" svg:stroke-color="#000000" draw:marker-start-width="0.279cm" draw:marker-end="Arrowheads_20_18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13" style:family="graphic" style:parent-style-name="standard">
      <style:graphic-properties draw:stroke="dash" draw:stroke-dash="Double_20_Dash" svg:stroke-color="#000000" svg:stroke-linecap="butt" draw:fill="none" draw:textarea-horizontal-align="justify" draw:textarea-vertical-align="middle" draw:auto-grow-height="false" fo:min-height="7.688cm" fo:min-width="4.262cm"/>
    </style:style>
    <style:style style:name="gr14" style:family="graphic" style:parent-style-name="objectwithoutfill">
      <style:graphic-properties svg:stroke-width="0.106cm" svg:stroke-color="#000000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fo:min-height="3.243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3.243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none" draw:fill-color="#b4c7dc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2a6099" draw:opacity="25%"/>
      <style:paragraph-properties fo:text-align="center"/>
    </style:style>
    <style:style style:name="P4" style:family="paragraph">
      <style:paragraph-properties fo:margin-top="0cm" fo:margin-bottom="0.356cm"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ff8000" draw:opacity="25%"/>
      <style:paragraph-properties fo:margin-top="0cm" fo:margin-bottom="0.356cm"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ff0000" draw:opacity="25%"/>
      <style:paragraph-properties fo:margin-top="0cm" fo:margin-bottom="0.356cm"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solid" draw:fill-color="#00a933" draw:opacity="25%"/>
      <style:paragraph-properties fo:margin-top="0cm" fo:margin-bottom="0.356cm"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loext:opacity="100%"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text-position="0% 100%" fo:font-size="8pt" fo:font-weight="bold" style:font-size-asian="8pt" style:font-weight-asian="bold" style:font-size-complex="8pt" style:font-weight-complex="bold"/>
    </style:style>
    <style:style style:name="T10" style:family="text">
      <style:text-properties style:text-position="0% 100%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3.492cm" svg:height="1.719cm" svg:x="9.572cm" svg:y="3.54cm">
          <text:p text:style-name="P1"><text:span text:style-name="T1">Access Point Threa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4.715cm" svg:height="2.863cm" svg:x="5.495cm" svg:y="6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4.715cm" svg:height="2.863cm" svg:x="5.495cm" svg:y="11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4.448cm" svg:height="5.08cm" svg:x="5.873cm" svg:y="16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" draw:id="id1" draw:layer="layout" svg:width="2.431cm" svg:height="1.527cm" svg:x="10.128cm" svg:y="7.002cm">
          <text:p text:style-name="P4"><text:span text:style-name="T2">Access Point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" draw:id="id2" draw:layer="layout" svg:width="2.431cm" svg:height="1.527cm" svg:x="10.128cm" svg:y="12.091cm">
          <text:p text:style-name="P4"><text:span text:style-name="T2">Access Point 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.08cm" svg:height="1.524cm" svg:x="15.605cm" svg:y="16.862cm">
          <text:p text:style-name="P4"><text:span text:style-name="T2">Flags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.08cm" svg:height="1.524cm" svg:x="23.225cm" svg:y="18.462cm">
          <text:p text:style-name="P4"><text:span text:style-name="T2">Flash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.08cm" svg:height="1.524cm" svg:x="7.985cm" svg:y="18.462cm">
          <text:p text:style-name="P4"><text:span text:style-name="T2">Console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763cm" svg:height="7.938cm" svg:x="8.937cm" svg:y="6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3.817cm" svg:height="0.725cm" draw:transform="rotate (1.5707963267949) translate (4.968cm 9.573cm)">
          <draw:text-box>
            <text:p><text:span text:style-name="T3">INTERFACES</text:span></text:p>
          </draw:text-box>
        </draw:frame>
        <draw:frame draw:style-name="gr8" draw:text-style-name="P9" draw:layer="layout" svg:width="3.817cm" svg:height="0.725cm" draw:transform="rotate (1.5707963267949) translate (4.969cm 14.662cm)">
          <draw:text-box>
            <text:p><text:span text:style-name="T3">CONTROLLERS</text:span></text:p>
          </draw:text-box>
        </draw:frame>
        <draw:frame draw:style-name="gr9" draw:text-style-name="P9" draw:layer="layout" svg:width="3.81cm" svg:height="0.763cm" draw:transform="rotate (1.5707963267949) translate (5.15cm 21.93cm)">
          <draw:text-box>
            <text:p><text:span text:style-name="T3">DRIVERS</text:span></text:p>
          </draw:text-box>
        </draw:frame>
        <draw:connector draw:style-name="gr10" draw:text-style-name="P8" draw:layer="layout" draw:type="line" svg:x1="8.043cm" svg:y1="11.493cm" svg:x2="8.043cm" svg:y2="9.267cm" svg:d="M8043 11493v-2226" svg:viewBox="0 0 1 2227">
          <text:p/>
        </draw:connector>
        <draw:connector draw:style-name="gr10" draw:text-style-name="P8" draw:layer="layout" draw:type="line" svg:x1="17.883cm" svg:y1="11.467cm" svg:x2="17.883cm" svg:y2="9.241cm" svg:d="M17883 11467v-2226" svg:viewBox="0 0 1 2227">
          <text:p/>
        </draw:connector>
        <draw:connector draw:style-name="gr10" draw:text-style-name="P8" draw:layer="layout" draw:type="line" svg:x1="7.985cm" svg:y1="14.335cm" svg:x2="7.985cm" svg:y2="16.561cm" svg:d="M7985 14335v2226" svg:viewBox="0 0 1 2227">
          <text:p/>
        </draw:connector>
        <draw:connector draw:style-name="gr10" draw:text-style-name="P8" draw:layer="layout" draw:type="line" svg:x1="17.827cm" svg:y1="14.331cm" svg:x2="17.827cm" svg:y2="16.557cm" svg:d="M17827 14331v2226" svg:viewBox="0 0 1 2227">
          <text:p/>
        </draw:connector>
        <draw:connector draw:style-name="gr11" draw:text-style-name="P8" draw:layer="layout" draw:type="line" svg:x1="11.343cm" svg:y1="8.529cm" svg:x2="11.343cm" svg:y2="12.091cm" draw:start-shape="id1" draw:start-glue-point="2" draw:end-shape="id2" draw:end-glue-point="0" svg:d="M11343 8529v3562" svg:viewBox="0 0 1 3563">
          <text:p/>
        </draw:connector>
        <draw:frame draw:style-name="gr12" draw:text-style-name="P10" draw:layer="layout" svg:width="1.6cm" svg:height="1.205cm" svg:x="8.937cm" svg:y="9.955cm">
          <draw:text-box>
            <text:p><text:span text:style-name="T4">Access</text:span></text:p>
            <text:p><text:span text:style-name="T4">Point Module</text:span></text:p>
          </draw:text-box>
        </draw:frame>
        <draw:custom-shape draw:style-name="gr1" draw:text-style-name="P2" xml:id="id3" draw:id="id3" draw:layer="layout" svg:width="3.492cm" svg:height="1.719cm" svg:x="22.583cm" svg:y="3.52cm">
          <text:p text:style-name="P1"><text:span text:style-name="T1">Console Threa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2.431cm" svg:height="1.527cm" svg:x="23.139cm" svg:y="6.982cm">
          <text:p text:style-name="P4"><text:span text:style-name="T2">Console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a xlink:href="file:///home/jmaier/Gits/PortaNet/firmware/PortaNet/notes/ConsoleNotes.md" xlink:type="simple" xlink:show="embed">
          <draw:custom-shape draw:style-name="gr5" draw:text-style-name="P6" xml:id="id5" draw:id="id5" draw:layer="layout" svg:width="2.431cm" svg:height="1.527cm" svg:x="23.139cm" svg:y="12.071cm">
            <text:p text:style-name="P4"><text:span text:style-name="T2">Console Control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ustom-shape draw:style-name="gr13" draw:text-style-name="P8" draw:layer="layout" svg:width="4.762cm" svg:height="7.938cm" svg:x="21.955cm" svg:y="6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line" svg:x1="24.329cm" svg:y1="5.239cm" svg:x2="24.354cm" svg:y2="6.982cm" draw:start-shape="id3" draw:start-glue-point="8" draw:end-shape="id4" draw:end-glue-point="0" svg:d="M24329 5239l25 1743" svg:viewBox="0 0 26 1744">
          <text:p/>
        </draw:connector>
        <draw:connector draw:style-name="gr10" draw:text-style-name="P8" draw:layer="layout" draw:type="line" svg:x1="27.694cm" svg:y1="11.447cm" svg:x2="27.694cm" svg:y2="9.221cm" svg:d="M27694 11447v-2226" svg:viewBox="0 0 1 2227">
          <text:p/>
        </draw:connector>
        <draw:connector draw:style-name="gr10" draw:text-style-name="P8" draw:layer="layout" draw:type="line" svg:x1="27.67cm" svg:y1="14.331cm" svg:x2="27.67cm" svg:y2="16.557cm" svg:d="M27670 14331v2226" svg:viewBox="0 0 1 2227">
          <text:p/>
        </draw:connector>
        <draw:connector draw:style-name="gr11" draw:text-style-name="P8" draw:layer="layout" draw:type="line" svg:x1="24.354cm" svg:y1="8.509cm" svg:x2="24.354cm" svg:y2="12.071cm" draw:start-shape="id4" draw:start-glue-point="2" draw:end-shape="id5" draw:end-glue-point="0" svg:d="M24354 8509v3562" svg:viewBox="0 0 1 3563">
          <text:p/>
        </draw:connector>
        <draw:frame draw:style-name="gr12" draw:text-style-name="P10" draw:layer="layout" svg:width="1.898cm" svg:height="1.205cm" svg:x="21.962cm" svg:y="9.955cm">
          <draw:text-box>
            <text:p><text:span text:style-name="T4">Console Module</text:span></text:p>
          </draw:text-box>
        </draw:frame>
        <draw:frame draw:style-name="gr15" draw:text-style-name="P12" draw:layer="layout" svg:width="7.938cm" svg:height="3.493cm" svg:x="1cm" svg:y="1cm">
          <draw:text-box>
            <text:p text:style-name="P11"><text:span text:style-name="T5">A JcM Architecture</text:span></text:p>
            <text:p text:style-name="P11"><text:span text:style-name="T5"/></text:p>
            <text:p text:style-name="P11"><text:span text:style-name="T6">PortaNet Design</text:span></text:p>
          </draw:text-box>
        </draw:frame>
        <draw:frame draw:style-name="gr16" draw:text-style-name="P13" draw:layer="layout" svg:width="9.842cm" svg:height="3.493cm" svg:x="27.035cm" svg:y="1.317cm">
          <draw:text-box>
            <text:p><text:span text:style-name="T7">RULES</text:span></text:p>
            <text:p><text:span text:style-name="T4">1.</text:span><text:span text:style-name="T8"> A module could consists of a sub-system or a sub-function.</text:span></text:p>
            <text:p><text:span text:style-name="T4">2.</text:span><text:span text:style-name="T8"> An interface allows requests to a controller. Requests may include </text:span><text:span text:style-name="T8"><text:tab/></text:span><text:span text:style-name="T8">getting a data value kept in a controller, requesting a change to a data value, requesting for an event to occur or change, requesting for a state to change, having a process occur, etc.</text:span></text:p>
            <text:p><text:span text:style-name="T9">3. </text:span><text:span text:style-name="T10">A controller allows data to be kept and modified, events/states to occur or change, running a sub-system’s or sub-function’s process, etc.</text:span></text:p>
            <text:p><text:span text:style-name="T9">4. </text:span><text:span text:style-name="T10">A driver allows communication to hardware, wrappers to pre-existing libraries, etc.</text:span></text:p>
          </draw:text-box>
        </draw:frame>
        <draw:connector draw:style-name="gr14" draw:text-style-name="P8" draw:layer="layout" draw:type="line" svg:x1="11.318cm" svg:y1="5.259cm" svg:x2="11.343cm" svg:y2="7.002cm" draw:start-shape="id6" draw:start-glue-point="8" draw:end-shape="id1" draw:end-glue-point="0" svg:d="M11318 5259l25 1743" svg:viewBox="0 0 26 1744">
          <text:p/>
        </draw:connector>
        <draw:custom-shape draw:style-name="gr6" draw:text-style-name="P7" draw:layer="layout" svg:width="5.08cm" svg:height="1.524cm" svg:x="15.605cm" svg:y="19.762cm">
          <text:p text:style-name="P4"><text:span text:style-name="T2">SW Version Driv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6" draw:display-name="Arrowheads 6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5T12:37:28.602814543</meta:creation-date>
    <dc:date>2022-06-05T20:57:43.198379199</dc:date>
    <meta:editing-duration>PT1H39M</meta:editing-duration>
    <meta:editing-cycles>20</meta:editing-cycles>
    <meta:generator>LibreOffice/7.3.4.1$Linux_X86_64 LibreOffice_project/30$Build-1</meta:generator>
    <meta:document-statistic meta:object-count="32"/>
  </office:meta>
</office:document-meta>
</file>